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lain_20_Text">
      <style:text-properties officeooo:rsid="00089e8d" officeooo:paragraph-rsid="00089e8d"/>
    </style:style>
    <style:style style:name="P2" style:family="paragraph" style:parent-style-name="Plain_20_Text">
      <style:text-properties officeooo:rsid="00089e8d" officeooo:paragraph-rsid="000947fe"/>
    </style:style>
    <style:style style:name="P3" style:family="paragraph" style:parent-style-name="Plain_20_Text">
      <style:text-properties officeooo:rsid="00089e8d" officeooo:paragraph-rsid="000b3737"/>
    </style:style>
    <style:style style:name="P4" style:family="paragraph" style:parent-style-name="Plain_20_Text">
      <style:text-properties officeooo:rsid="00089e8d" officeooo:paragraph-rsid="000bed47"/>
    </style:style>
    <style:style style:name="P5" style:family="paragraph" style:parent-style-name="Plain_20_Text">
      <style:text-properties style:font-name="Courier New" fo:font-size="12pt" officeooo:paragraph-rsid="00089e8d" style:font-size-asian="12pt" style:font-name-complex="Courier New" style:font-size-complex="12pt"/>
    </style:style>
    <style:style style:name="P6" style:family="paragraph" style:parent-style-name="Plain_20_Text">
      <style:text-properties style:font-name="Courier New" fo:font-size="12pt" officeooo:rsid="00089e8d" officeooo:paragraph-rsid="00089e8d" style:font-size-asian="12pt" style:font-name-complex="Courier New" style:font-size-complex="12pt"/>
    </style:style>
    <style:style style:name="P7" style:family="paragraph" style:parent-style-name="Plain_20_Text">
      <style:text-properties style:font-name="Courier New" fo:font-size="12pt" officeooo:paragraph-rsid="000947fe" style:font-size-asian="12pt" style:font-name-complex="Courier New" style:font-size-complex="12pt"/>
    </style:style>
    <style:style style:name="P8" style:family="paragraph" style:parent-style-name="Plain_20_Text">
      <style:text-properties style:font-name="Courier New" fo:font-size="12pt" officeooo:rsid="000947fe" officeooo:paragraph-rsid="000947fe" style:font-size-asian="12pt" style:font-name-complex="Courier New" style:font-size-complex="12pt"/>
    </style:style>
    <style:style style:name="P9" style:family="paragraph" style:parent-style-name="Plain_20_Text">
      <style:text-properties style:font-name="Courier New" fo:font-size="12pt" officeooo:paragraph-rsid="000b3737" style:font-size-asian="12pt" style:font-name-complex="Courier New" style:font-size-complex="12pt"/>
    </style:style>
    <style:style style:name="P10" style:family="paragraph" style:parent-style-name="Plain_20_Text">
      <style:text-properties style:font-name="Courier New" fo:font-size="12pt" officeooo:rsid="000b3737" officeooo:paragraph-rsid="000b3737" style:font-size-asian="12pt" style:font-name-complex="Courier New" style:font-size-complex="12pt"/>
    </style:style>
    <style:style style:name="P11" style:family="paragraph" style:parent-style-name="Plain_20_Text">
      <style:text-properties style:font-name="Courier New" fo:font-size="12pt" officeooo:rsid="000b3737" officeooo:paragraph-rsid="000bed47" style:font-size-asian="12pt" style:font-name-complex="Courier New" style:font-size-complex="12pt"/>
    </style:style>
    <style:style style:name="P12" style:family="paragraph" style:parent-style-name="Plain_20_Text">
      <style:text-properties style:font-name="Courier New" fo:font-size="12pt" officeooo:paragraph-rsid="000bed47" style:font-size-asian="12pt" style:font-name-complex="Courier New" style:font-size-complex="12pt"/>
    </style:style>
    <style:style style:name="P13" style:family="paragraph" style:parent-style-name="Plain_20_Text">
      <style:text-properties style:font-name="Courier New" fo:font-size="12pt" officeooo:rsid="000d291f" officeooo:paragraph-rsid="000d291f" style:font-size-asian="12pt" style:font-name-complex="Courier New" style:font-size-complex="12pt"/>
    </style:style>
    <style:style style:name="P14" style:family="paragraph" style:parent-style-name="Plain_20_Text">
      <style:text-properties style:font-name="Courier New" fo:font-size="12pt" officeooo:rsid="000df1f4" officeooo:paragraph-rsid="000df1f4" style:font-size-asian="12pt" style:font-name-complex="Courier New" style:font-size-complex="12pt"/>
    </style:style>
    <style:style style:name="P15" style:family="paragraph" style:parent-style-name="Plain_20_Text">
      <style:text-properties style:font-name="Courier New" fo:font-size="12pt" officeooo:rsid="000f3ce9" officeooo:paragraph-rsid="000f3ce9" style:font-size-asian="12pt" style:font-name-complex="Courier New" style:font-size-complex="12pt"/>
    </style:style>
    <style:style style:name="P16" style:family="paragraph" style:parent-style-name="Plain_20_Text">
      <style:text-properties style:font-name="Courier New" fo:font-size="12pt" officeooo:rsid="00100fe8" officeooo:paragraph-rsid="00100fe8" style:font-size-asian="12pt" style:font-name-complex="Courier New" style:font-size-complex="12pt"/>
    </style:style>
    <style:style style:name="P17" style:family="paragraph" style:parent-style-name="Plain_20_Text">
      <style:text-properties style:font-name="Courier New" fo:font-size="12pt" officeooo:rsid="0010e9ca" officeooo:paragraph-rsid="0010e9ca" style:font-size-asian="12pt" style:font-name-complex="Courier New" style:font-size-complex="12pt"/>
    </style:style>
    <style:style style:name="P18" style:family="paragraph" style:parent-style-name="Plain_20_Text">
      <style:text-properties officeooo:paragraph-rsid="00089e8d"/>
    </style:style>
    <style:style style:name="P19" style:family="paragraph" style:parent-style-name="Plain_20_Text">
      <style:text-properties officeooo:paragraph-rsid="000947fe"/>
    </style:style>
    <style:style style:name="P20" style:family="paragraph" style:parent-style-name="Plain_20_Text">
      <style:text-properties officeooo:paragraph-rsid="000b3737"/>
    </style:style>
    <style:style style:name="P21" style:family="paragraph" style:parent-style-name="Plain_20_Text">
      <style:text-properties officeooo:paragraph-rsid="000bed47"/>
    </style:style>
    <style:style style:name="P22" style:family="paragraph" style:parent-style-name="Plain_20_Text">
      <style:text-properties officeooo:rsid="00100fe8" officeooo:paragraph-rsid="000bed47"/>
    </style:style>
    <style:style style:name="T1" style:family="text">
      <style:text-properties officeooo:rsid="00089e8d"/>
    </style:style>
    <style:style style:name="T2" style:family="text">
      <style:text-properties style:font-name="Courier New" fo:font-size="12pt" style:font-size-asian="12pt" style:font-name-complex="Courier New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/**************************************************************/</text:span></text:p>
      <text:p text:style-name="P18"><text:span text:style-name="T2">/* OUTPUT:<text:tab/><text:tab/><text:tab/><text:tab/><text:tab/><text:tab/><text:tab/><text:tab/><text:tab/><text:tab/> <text:s/>*/</text:span></text:p>
      <text:p text:style-name="P5">/*</text:p>
      <text:p text:style-name="P6">Enter balance: </text:p>
      <text:p text:style-name="P6">10000</text:p>
      <text:p text:style-name="P6">-----------------------------------</text:p>
      <text:p text:style-name="P6">-----------------------------------</text:p>
      <text:p text:style-name="P6">------------CARD SWIPPED-----------</text:p>
      <text:p text:style-name="P6">-----------------------------------</text:p>
      <text:p text:style-name="P6">-----------------------------------</text:p>
      <text:p text:style-name="P6">Current balance: 10000.0</text:p>
      <text:p text:style-name="P6">1. Current Account</text:p>
      <text:p text:style-name="P6">2. Savings Account</text:p>
      <text:p text:style-name="P6">Enter your choice: </text:p>
      <text:p text:style-name="P6">1</text:p>
      <text:p text:style-name="P6">1. Cheaque <text:s/>book facility</text:p>
      <text:p text:style-name="P6">2. Withdraw</text:p>
      <text:p text:style-name="P6">2</text:p>
      <text:p text:style-name="P6">Withdraw</text:p>
      <text:p text:style-name="P6">Current Balance: 10000.0</text:p>
      <text:p text:style-name="P6">Minimum Balance: 500</text:p>
      <text:p text:style-name="P6">Enter amount: </text:p>
      <text:p text:style-name="P6">5000</text:p>
      <text:p text:style-name="P6">Do you wish to continue?? yes=1 &amp;&amp; no=0 : </text:p>
      <text:p text:style-name="P6">1</text:p>
      <text:p text:style-name="P6">Current balance: 5000.0</text:p>
      <text:p text:style-name="P6">1. Current Account</text:p>
      <text:p text:style-name="P6">2. Savings Account</text:p>
      <text:p text:style-name="P6">Enter your choice: </text:p>
      <text:p text:style-name="P6">2</text:p>
      <text:p text:style-name="P6">1. Compound Interest</text:p>
      <text:p text:style-name="P6">2. Withdraw</text:p>
      <text:p text:style-name="P6">Enter your choice: 2</text:p>
      <text:p text:style-name="P6">Withdraw</text:p>
      <text:p text:style-name="P6">Current Balance: 5000.0</text:p>
      <text:p text:style-name="P6">Minimum Balance: 500</text:p>
      <text:p text:style-name="P6">Enter amount: </text:p>
      <text:p text:style-name="P6">5000</text:p>
      <text:p text:style-name="P6">ERORR: Balance less than minimum balance</text:p>
      <text:p text:style-name="P6">Do you wish to continue?? yes=1 &amp;&amp; no=0 : </text:p>
      <text:p text:style-name="P6">0</text:p>
      <text:p text:style-name="P5"><text:span text:style-name="T1">Thank you for using our software.</text:span></text:p>
      <text:p text:style-name="P1"><text:span text:style-name="T2">/**************************************************************/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<text:span text:style-name="T2">/**************************************************************/</text:span></text:p>
      <text:p text:style-name="P19"><text:span text:style-name="T2">/* OUTPUT:<text:tab/><text:tab/><text:tab/><text:tab/><text:tab/><text:tab/><text:tab/><text:tab/><text:tab/><text:tab/> <text:s/>*/</text:span></text:p>
      <text:p text:style-name="P7">/*</text:p>
      <text:p text:style-name="P8">Enter x= 4</text:p>
      <text:p text:style-name="P8">Enter y= 6</text:p>
      <text:p text:style-name="P8">Calculator:-</text:p>
      <text:p text:style-name="P8">1. Addition</text:p>
      <text:p text:style-name="P8">2. Subtraction</text:p>
      <text:p text:style-name="P8">3. Multiplication</text:p>
      <text:p text:style-name="P8">4. Division</text:p>
      <text:p text:style-name="P8">Enter your choice: </text:p>
      <text:p text:style-name="P8">1</text:p>
      <text:p text:style-name="P8">Addition:-</text:p>
      <text:p text:style-name="P8">Result: 10.0</text:p>
      <text:p text:style-name="P8">Do you wish to continue? y==1 : n==0</text:p>
      <text:p text:style-name="P8">1</text:p>
      <text:p text:style-name="P8">Enter x= 5</text:p>
      <text:p text:style-name="P8">Enter y= 8</text:p>
      <text:p text:style-name="P8">Calculator:-</text:p>
      <text:p text:style-name="P8">1. Addition</text:p>
      <text:p text:style-name="P8">2. Subtraction</text:p>
      <text:p text:style-name="P8">3. Multiplication</text:p>
      <text:p text:style-name="P8">4. Division</text:p>
      <text:p text:style-name="P8">Enter your choice: </text:p>
      <text:p text:style-name="P8">3</text:p>
      <text:p text:style-name="P8">Multiplicaton:-</text:p>
      <text:p text:style-name="P8">Result: 40.0</text:p>
      <text:p text:style-name="P8">Do you wish to continue? y==1 : n==0</text:p>
      <text:p text:style-name="P8">0</text:p>
      <text:p text:style-name="P2"><text:span text:style-name="T2">/**************************************************************/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<text:span text:style-name="T2">/**************************************************************/</text:span></text:p>
      <text:p text:style-name="P20"><text:span text:style-name="T2">/* OUTPUT:<text:tab/><text:tab/><text:tab/><text:tab/><text:tab/><text:tab/><text:tab/><text:tab/><text:tab/><text:tab/> <text:s/>*/</text:span></text:p>
      <text:p text:style-name="P9">/*</text:p>
      <text:p text:style-name="P10">Enter number of students: </text:p>
      <text:p text:style-name="P10">2</text:p>
      <text:p text:style-name="P10">Enter name: Sashwat</text:p>
      <text:p text:style-name="P10">Enter rollno: 1101</text:p>
      <text:p text:style-name="P10">Enter mark 1: 70</text:p>
      <text:p text:style-name="P10">Enter mark 2: 75</text:p>
      <text:p text:style-name="P10">Enter mark 3: 80</text:p>
      <text:p text:style-name="P10"></text:p>
      <text:p text:style-name="P10">Progress Report:- </text:p>
      <text:p text:style-name="P10">Name: Sashwat</text:p>
      <text:p text:style-name="P10">Roll Number: 1101</text:p>
      <text:p text:style-name="P10">Mark 1: 70</text:p>
      <text:p text:style-name="P10">Mark 2: 75</text:p>
      <text:p text:style-name="P10">Mark 3: 80</text:p>
      <text:p text:style-name="P10">Total Marks: 225</text:p>
      <text:p text:style-name="P10">Average: 75.0</text:p>
      <text:p text:style-name="P10">Percentage: 75.0%</text:p>
      <text:p text:style-name="P10">Status: Passed</text:p>
      <text:p text:style-name="P10">Status: Distinciton</text:p>
      <text:p text:style-name="P10">Enter name: Hann</text:p>
      <text:p text:style-name="P10">Enter rollno: 1102</text:p>
      <text:p text:style-name="P10">Enter mark 1: 90</text:p>
      <text:p text:style-name="P10">Enter mark 2: 85</text:p>
      <text:p text:style-name="P10">Enter mark 3: 95</text:p>
      <text:p text:style-name="P10"></text:p>
      <text:p text:style-name="P10">Progress Report:- </text:p>
      <text:p text:style-name="P10">Name: Hann</text:p>
      <text:p text:style-name="P10">Roll Number: 1102</text:p>
      <text:p text:style-name="P10">Mark 1: 90</text:p>
      <text:p text:style-name="P10">Mark 2: 85</text:p>
      <text:p text:style-name="P10">Mark 3: 95</text:p>
      <text:p text:style-name="P10">Total Marks: 270</text:p>
      <text:p text:style-name="P10">Average: 90.0</text:p>
      <text:p text:style-name="P10">Percentage: 90.0%</text:p>
      <text:p text:style-name="P10">Status: Passed</text:p>
      <text:p text:style-name="P10">Status: Distinciton</text:p>
      <text:p text:style-name="P3"><text:span text:style-name="T2">/**************************************************************/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oft-page-break/><text:span text:style-name="T2">/**************************************************************/</text:span></text:p>
      <text:p text:style-name="P21"><text:span text:style-name="T2">/* OUTPUT:<text:tab/><text:tab/><text:tab/><text:tab/><text:tab/><text:tab/><text:tab/><text:tab/><text:tab/><text:tab/> <text:s/>*/</text:span></text:p>
      <text:p text:style-name="P12">/*</text:p>
      <text:p text:style-name="P13">Enter number of elements: 3</text:p>
      <text:p text:style-name="P13">5</text:p>
      <text:p text:style-name="P13">7</text:p>
      <text:p text:style-name="P13">2</text:p>
      <text:p text:style-name="P13">Sum : 14</text:p>
      <text:p text:style-name="P13">Largest number is 7. It is at location 2</text:p>
      <text:p text:style-name="P13">The number of even numbers in this vector is 1</text:p>
      <text:p text:style-name="P4"><text:span text:style-name="T2">/**************************************************************/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oft-page-break/><text:span text:style-name="T2">/**************************************************************/</text:span></text:p>
      <text:p text:style-name="P21"><text:span text:style-name="T2">/* OUTPUT:<text:tab/><text:tab/><text:tab/><text:tab/><text:tab/><text:tab/><text:tab/><text:tab/><text:tab/><text:tab/> <text:s/>*/</text:span></text:p>
      <text:p text:style-name="P12">/*</text:p>
      <text:p text:style-name="P14">Input number of elements: 4</text:p>
      <text:p text:style-name="P14">23</text:p>
      <text:p text:style-name="P14">65</text:p>
      <text:p text:style-name="P14">12</text:p>
      <text:p text:style-name="P14">78</text:p>
      <text:p text:style-name="P14">The array is :-</text:p>
      <text:p text:style-name="P14"></text:p>
      <text:p text:style-name="P14">23<text:tab/>65<text:tab/>12<text:tab/>78<text:tab/> </text:p>
      <text:p text:style-name="P14">The sorted array is :-</text:p>
      <text:p text:style-name="P14"></text:p>
      <text:p text:style-name="P14">12<text:tab/>23<text:tab/>65<text:tab/>78<text:tab/> </text:p>
      <text:p text:style-name="P4"><text:span text:style-name="T2">/**************************************************************/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oft-page-break/><text:span text:style-name="T2">/**************************************************************/</text:span></text:p>
      <text:p text:style-name="P21"><text:span text:style-name="T2">/* OUTPUT:<text:tab/><text:tab/><text:tab/><text:tab/><text:tab/><text:tab/><text:tab/><text:tab/><text:tab/><text:tab/> <text:s/>*/</text:span></text:p>
      <text:p text:style-name="P12">/*</text:p>
      <text:p text:style-name="P15">Input string1: Raspberry PI Cluster</text:p>
      <text:p text:style-name="P15">Input string2: Blade raspberry PI array</text:p>
      <text:p text:style-name="P15">STRING FUNCTIONS:-</text:p>
      <text:p text:style-name="P15">1. String space removal</text:p>
      <text:p text:style-name="P15">2. String concatination</text:p>
      <text:p text:style-name="P15">3. String reversal</text:p>
      <text:p text:style-name="P15">Input choice: 2</text:p>
      <text:p text:style-name="P15">Raspberry PI ClusterBlade raspberry PI array</text:p>
      <text:p text:style-name="P4"><text:span text:style-name="T2">/**************************************************************/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oft-page-break/><text:span text:style-name="T2">/**************************************************************/</text:span></text:p>
      <text:p text:style-name="P21"><text:span text:style-name="T2">/* OUTPUT:<text:tab/><text:tab/><text:tab/><text:tab/><text:tab/><text:tab/><text:tab/><text:tab/><text:tab/><text:tab/> <text:s/>*/</text:span></text:p>
      <text:p text:style-name="P12">/*</text:p>
      <text:p text:style-name="P16">Input rollno : </text:p>
      <text:p text:style-name="P16">1101</text:p>
      <text:p text:style-name="P16">Input mark1: </text:p>
      <text:p text:style-name="P16">78</text:p>
      <text:p text:style-name="P16">Input mark2: </text:p>
      <text:p text:style-name="P16">79</text:p>
      <text:p text:style-name="P16">Input sports marks: </text:p>
      <text:p text:style-name="P16">67</text:p>
      <text:p text:style-name="P16">Progress Report:-</text:p>
      <text:p text:style-name="P16">Roll number: 1101</text:p>
      <text:p text:style-name="P16">Mark 1: 78</text:p>
      <text:p text:style-name="P16">Mark 2: 79</text:p>
      <text:p text:style-name="P16">sports marks: 67</text:p>
      <text:p text:style-name="P16">Total Marks: 224.0</text:p>
      <text:p text:style-name="P4"><text:span text:style-name="T2">/**************************************************************/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21"><text:soft-page-break/><text:span text:style-name="T2">/**************************************************************/</text:span></text:p>
      <text:p text:style-name="P21"><text:span text:style-name="T2">/* OUTPUT:<text:tab/><text:tab/><text:tab/><text:tab/><text:tab/><text:tab/><text:tab/><text:tab/><text:tab/><text:tab/> <text:s/>*/</text:span></text:p>
      <text:p text:style-name="P12">/*</text:p>
      <text:p text:style-name="P17">Input a five letter word: </text:p>
      <text:p text:style-name="P17">rahul</text:p>
      <text:p text:style-name="P17">The 3-letter words are:-</text:p>
      <text:p text:style-name="P17">rah</text:p>
      <text:p text:style-name="P17">rau</text:p>
      <text:p text:style-name="P17">ral</text:p>
      <text:p text:style-name="P17">rha</text:p>
      <text:p text:style-name="P17">rhu</text:p>
      <text:p text:style-name="P17">rhl</text:p>
      <text:p text:style-name="P17">rua</text:p>
      <text:p text:style-name="P17">ruh</text:p>
      <text:p text:style-name="P17">rul</text:p>
      <text:p text:style-name="P17">rla</text:p>
      <text:p text:style-name="P17">rlh</text:p>
      <text:p text:style-name="P17">rlu</text:p>
      <text:p text:style-name="P17">arh</text:p>
      <text:p text:style-name="P17">aru</text:p>
      <text:p text:style-name="P17">arl</text:p>
      <text:p text:style-name="P17">ahr</text:p>
      <text:p text:style-name="P17">ahu</text:p>
      <text:p text:style-name="P17">ahl</text:p>
      <text:p text:style-name="P17">aur</text:p>
      <text:p text:style-name="P17">auh</text:p>
      <text:p text:style-name="P17">aul</text:p>
      <text:p text:style-name="P17">alr</text:p>
      <text:p text:style-name="P17">alh</text:p>
      <text:p text:style-name="P17">alu</text:p>
      <text:p text:style-name="P17">hra</text:p>
      <text:p text:style-name="P17">hru</text:p>
      <text:p text:style-name="P17">hrl</text:p>
      <text:p text:style-name="P17">har</text:p>
      <text:p text:style-name="P17">hau</text:p>
      <text:p text:style-name="P17">hal</text:p>
      <text:p text:style-name="P17">hur</text:p>
      <text:p text:style-name="P17">hua</text:p>
      <text:p text:style-name="P17">hul</text:p>
      <text:p text:style-name="P17">hlr</text:p>
      <text:p text:style-name="P17">hla</text:p>
      <text:p text:style-name="P17">hlu</text:p>
      <text:p text:style-name="P17">ura</text:p>
      <text:p text:style-name="P17">urh</text:p>
      <text:p text:style-name="P17">url</text:p>
      <text:p text:style-name="P17">uar</text:p>
      <text:p text:style-name="P17">uah</text:p>
      <text:p text:style-name="P17">ual</text:p>
      <text:p text:style-name="P17">uhr</text:p>
      <text:p text:style-name="P17">uha</text:p>
      <text:p text:style-name="P17">uhl</text:p>
      <text:p text:style-name="P17">ulr</text:p>
      <text:p text:style-name="P17">ula</text:p>
      <text:p text:style-name="P17"><text:soft-page-break/>ulh</text:p>
      <text:p text:style-name="P17">lra</text:p>
      <text:p text:style-name="P17">lrh</text:p>
      <text:p text:style-name="P17">lru</text:p>
      <text:p text:style-name="P17">lar</text:p>
      <text:p text:style-name="P17">lah</text:p>
      <text:p text:style-name="P17">lau</text:p>
      <text:p text:style-name="P17">lhr</text:p>
      <text:p text:style-name="P17">lha</text:p>
      <text:p text:style-name="P17">lhu</text:p>
      <text:p text:style-name="P17">lur</text:p>
      <text:p text:style-name="P17">lua</text:p>
      <text:p text:style-name="P17">luh</text:p>
      <text:p text:style-name="P17">The number of words in rahul is 60</text:p>
      <text:p text:style-name="P4"><text:span text:style-name="T2">/*************************************************************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>
      <style:paragraph-properties fo:margin-top="0cm" fo:margin-bottom="0cm" style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26:50.538212086</meta:creation-date>
    <dc:date>2018-03-22T15:42:13.656993560</dc:date>
    <meta:editing-duration>PT12M22S</meta:editing-duration>
    <meta:editing-cycles>11</meta:editing-cycles>
    <meta:generator>LibreOffice/4.2.3.3$Linux_x86 LibreOffice_project/420m0$Build-3</meta:generator>
    <meta:document-statistic meta:table-count="0" meta:image-count="0" meta:object-count="0" meta:page-count="9" meta:paragraph-count="237" meta:word-count="506" meta:character-count="3879" meta:non-whitespace-character-count="3293"/>
  </office:meta>
</office:document-meta>
</file>